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9ba3b" officeooo:paragraph-rsid="0019ba3b"/>
    </style:style>
    <style:style style:name="P2" style:family="paragraph" style:parent-style-name="Text_20_body">
      <style:text-properties officeooo:rsid="001ae158" officeooo:paragraph-rsid="001ae158"/>
    </style:style>
    <style:style style:name="P3" style:family="paragraph" style:parent-style-name="Text_20_body">
      <style:text-properties officeooo:rsid="001beb41" officeooo:paragraph-rsid="001beb41"/>
    </style:style>
    <style:style style:name="P4" style:family="paragraph" style:parent-style-name="Standard">
      <style:text-properties officeooo:rsid="00040df7" officeooo:paragraph-rsid="001c0e77"/>
    </style:style>
    <style:style style:name="P5" style:family="paragraph" style:parent-style-name="Standard">
      <style:text-properties officeooo:rsid="00039c58" officeooo:paragraph-rsid="001c0e77"/>
    </style:style>
    <style:style style:name="P6" style:family="paragraph" style:parent-style-name="Text_20_body">
      <style:text-properties officeooo:rsid="001beb41" officeooo:paragraph-rsid="001beb41"/>
    </style:style>
    <style:style style:name="P7" style:family="paragraph" style:parent-style-name="Text_20_body">
      <style:text-properties officeooo:rsid="001c0e77" officeooo:paragraph-rsid="001c0e77"/>
    </style:style>
    <style:style style:name="T1" style:family="text">
      <style:text-properties officeooo:rsid="001ae1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yle Tiles (NL)</text:p>
      <text:h text:style-name="Heading_20_1" text:outline-level="1">Tile 2</text:h>
      <text:h text:style-name="Heading_20_1" text:outline-level="1">Tile 3</text:h>
      <text:h text:style-name="Heading_20_1" text:outline-level="1">Tile 1</text:h>
      <text:p text:style-name="Text_20_body">Menü Schriftart → Oxygen <text:span text:style-name="T1">(Regular)</text:span></text:p>
      <text:p text:style-name="P1">Überschriften → Cabin <text:span text:style-name="T1">(Medium, SemiBold, Bold)</text:span></text:p>
      <text:p text:style-name="P1">Fließtext → Arvo <text:span text:style-name="T1">(Regular)</text:span></text:p>
      <text:p text:style-name="P2">Firmenname → Cabin (Bold)</text:p>
      <text:p text:style-name="P3">Footer (Head) → Oxygen (Bold)</text:p>
      <text:p text:style-name="P3">Footer (Sub) → Oxygen (Regular)</text:p>
      <text:p text:style-name="P3"/>
      <text:p text:style-name="P3"/>
      <text:p text:style-name="P7">Bilder – Quellen:</text:p>
      <text:p text:style-name="P5">Zahnrad</text:p>
      <text:p text:style-name="P5"/>
      <text:p text:style-name="P5"><text:a xlink:type="simple" xlink:href="http://pixabay.com/p-153268/?no_redirect" text:style-name="Internet_20_link" text:visited-style-name="Visited_20_Internet_20_Link">http://pixabay.com/p-153268/?no_redirect</text:a>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7:54:03.034000000</dc:date>
    <meta:editing-duration>PT10M24S</meta:editing-duration>
    <meta:editing-cycles>4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3" meta:word-count="45" meta:character-count="292" meta:non-whitespace-character-count="262"/>
  </office:meta>
</office:document-meta>
</file>